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RLStreamHandlerService.getHostAddress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sameFile( URL u1 , URL u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hostsEqual( URL u1 , URL u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toExternalForm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parseURL( URLStreamHandlerSetter realHandler , URL u , String spec , int start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RLStreamHandlerService.hashCode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equals( URL u1 , URL u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setURL( URL u , String proto , String host , int port , String auth , String user , String path , String query ,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StreamHandlerService.setURL( URL u , String proto , String host , int port , String file ,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